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5923in" style:use-optimal-column-width="false"/>
    </style:style>
    <style:style style:name="Table2" style:family="table">
      <style:table-properties style:width="6.3402in" fo:margin-left="0.1812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UC_NormalAzulCar" style:family="text">
      <style:text-properties style:font-name="Times New Roman" fo:font-weight="bold" style:font-weight-asian="bold" fo:color="#0000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style:font-name="Arial" fo:color="#000000"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UC_NormalAzulCar" style:family="text">
      <style:text-properties style:font-name="Times New Roman" style:use-window-font-color="true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</style:style>
    <style:style style:name="T31" style:parent-style-name="Fuentedepárrafopredeter." style:family="text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style:font-name="Times New Roman"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ableColumn37" style:family="table-column">
      <style:table-column-properties style:column-width="2.7541in" style:use-optimal-column-width="false"/>
    </style:style>
    <style:style style:name="TableColumn38" style:family="table-column">
      <style:table-column-properties style:column-width="3.6173in" style:use-optimal-column-width="false"/>
    </style:style>
    <style:style style:name="Table36" style:family="table">
      <style:table-properties style:width="6.3715in" fo:margin-left="0.15in" table:align="left"/>
    </style:style>
    <style:style style:name="TableRow39" style:family="table-row">
      <style:table-row-properties style:min-row-height="0.2326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UC_NormalAzul" style:family="paragraph">
      <style:paragraph-properties style:snap-to-layout-grid="false"/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ableRow71" style:family="table-row">
      <style:table-row-properties style:min-row-height="0.334in"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TableColumn79" style:family="table-column">
      <style:table-column-properties style:column-width="6.3611in" style:use-optimal-column-width="false"/>
    </style:style>
    <style:style style:name="Table78" style:family="table">
      <style:table-properties style:width="6.3611in" fo:margin-left="0.1604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fo:font-weight="bold" style:font-weight-asian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UC_NormalAzul" style:family="paragraph">
      <style:paragraph-properties style:snap-to-layout-grid="false"/>
      <style:text-properties style:font-name="Times New Roman" style:font-weight-complex="bold" fo:font-style="italic" style:font-style-asian="italic" style:font-style-complex="italic" style:use-window-font-color="true"/>
    </style:style>
    <style:style style:name="TableColumn87" style:family="table-column">
      <style:table-column-properties style:column-width="6.3715in" style:use-optimal-column-width="false"/>
    </style:style>
    <style:style style:name="Table86" style:family="table">
      <style:table-properties style:width="6.3715in" fo:margin-left="0.15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  <style:text-properties fo:font-weight="bold" style:font-weight-asian="bold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UC_Alternativa2" style:family="paragraph">
      <style:paragraph-properties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P94" style:parent-style-name="UC_NormalAzul" style:family="paragraph">
      <style:paragraph-properties style:snap-to-layout-grid="false" fo:margin-left="0.375in">
        <style:tab-stops/>
      </style:paragraph-properties>
    </style:style>
    <style:style style:name="T95" style:parent-style-name="Fuentedepárrafopredeter." style:family="text">
      <style:text-properties style:font-name="Times New Roman" style:font-weight-complex="bold" fo:color="#000000"/>
    </style:style>
    <style:style style:name="P96" style:parent-style-name="UC_NormalAzul" style:family="paragraph">
      <style:paragraph-properties style:snap-to-layout-grid="false" fo:margin-left="0.375in">
        <style:tab-stops/>
      </style:paragraph-properties>
      <style:text-properties fo:font-weight="bold" style:font-weight-asian="bold"/>
    </style:style>
    <style:style style:name="TableColumn98" style:family="table-column">
      <style:table-column-properties style:column-width="6.3611in" style:use-optimal-column-width="false"/>
    </style:style>
    <style:style style:name="Table97" style:family="table">
      <style:table-properties style:width="6.3611in" fo:margin-left="0.1604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Row102" style:family="table-row">
      <style:table-row-properties style:min-row-height="0.1131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 del Caso de Uso:<text:s/></text:span><text:span text:style-name="T9">DesasignarMiembroComite</text:span></text:p>
          </table:table-cell>
          <table:table-cell table:style-name="TableCell10">
            <text:p text:style-name="P11"><text:span text:style-name="T12">Nro. de Caso de Uso:</text:span><text:s/><text:bookmark-start text:name="docs-internal-guid-c2da7839-c196-08df-d5"/><text:bookmark-end text:name="docs-internal-guid-c2da7839-c196-08df-d5"/><text:span text:style-name="T13">MA_C_3</text:span>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Líder de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Desasignar un miembro del comité.</text:p>
          </table:table-cell>
          <table:covered-table-cell/>
        </table:table-row>
        <table:table-row table:style-name="TableRow23">
          <table:table-cell table:style-name="TableCell24" table:number-columns-spanned="2">
            <text:p text:style-name="P25"><text:span text:style-name="T26">Pre-condiciones:</text:span><text:s/><text:span text:style-name="T27">El usuario debe tener un rol con permisos para efectuar la operación.</text:span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<text:span text:style-name="T31">Post-Condiciones:</text:span><text:s/>Se cambia un miembro del comité.</text:p>
          </table:table-cell>
          <table:covered-table-cell/>
        </table:table-row>
      </table:table>
      <text:p text:style-name="P32"/>
      <text:p text:style-name="P33">Diagramas de casos de uso relacionados:</text:p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CURSO NORMAL (Camino Exitoso)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despliega un<text:s/>formulario con una lista de los Usuarios miembros del proyecto que integran el comité.</text:p>
          </table:table-cell>
        </table:table-row>
        <table:table-row table:style-name="TableRow53">
          <table:table-cell table:style-name="TableCell54">
            <text:p text:style-name="P55">2. Si el usuario selecciona de la lista un Usuario, además de<text:s/>la opción “Desasignar”.</text:p>
          </table:table-cell>
          <table:table-cell table:style-name="TableCell56">
            <text:p text:style-name="P57">3. El sistema desasigna el usuario seleccionado del comité. Exige además asignar otro miembro del proyecto al comité. Ver CU<text:s/><text:span text:style-name="T58">AsignarMiembroComite.</text:span>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4. El sistema registra la fecha y hora, usuario que realizó la modificación del comité, luego se despliega un mensaje de confirmación “La operación se realizó con éxito”.</text:p>
          </table:table-cell>
        </table:table-row>
        <table:table-row table:style-name="TableRow64">
          <table:table-cell table:style-name="TableCell65">
            <text:p text:style-name="P66">5. El usuario selecciona la opción “Salir”.</text:p>
          </table:table-cell>
          <table:table-cell table:style-name="TableCell67">
            <text:p text:style-name="P68">6. El sistema invoca al<text:s/><text:span text:style-name="T69">CU</text:span><text:span text:style-name="T70"><text:s/>AdministrarComite</text:span>.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ALTERNATIVAS (Camino exitoso)</text:p>
          </table:table-cell>
        </table:table-row>
        <table:table-row table:style-name="TableRow83">
          <table:table-cell table:style-name="TableCell84">
            <text:p text:style-name="P85"/>
          </table:table-cell>
        </table:table-row>
      </table:table>
      <text:p text:style-name="Standard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EXCEPCIONES</text:p>
          </table:table-cell>
        </table:table-row>
        <table:table-row table:style-name="TableRow91">
          <table:table-cell table:style-name="TableCell92">
            <text:p text:style-name="P93">E1. Desasignar</text:p>
            <text:p text:style-name="P94"><text:span text:style-name="T95">En el paso 2, el usuario selecciona la opción “Desasignar” sin haber seleccionado un usuario de la lista, el sistema despliega el mensaje “Datos requeridos no validos”.</text:span></text:p>
            <text:p text:style-name="P96"/>
          </table:table-cell>
        </table:table-row>
      </table:table>
      <text:p text:style-name="Standard"/>
      <text:p text:style-name="Standard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Asociaciones de Extensión:</text:p>
          </table:table-cell>
        </table:table-row>
        <table:table-row table:style-name="TableRow102">
          <table:table-cell table:style-name="TableCell103">
            <text:p text:style-name="P104">Asociaciones de Inclusión:<text:s/>AdministrarComite, AdministrarSolicitud</text:p>
          </table:table-cell>
        </table:table-row>
        <table:table-row table:style-name="TableRow105">
          <table:table-cell table:style-name="TableCell106">
            <text:p text:style-name="P107">Casos de Uso donde se incluye:</text:p>
          </table:table-cell>
        </table:table-row>
        <table:table-row table:style-name="TableRow108">
          <table:table-cell table:style-name="TableCell109">
            <text:p text:style-name="P110">Casos de Uso al que extiende:</text:p>
          </table:table-cell>
        </table:table-row>
        <table:table-row table:style-name="TableRow111">
          <table:table-cell table:style-name="TableCell112">
            <text:p text:style-name="P113">Caso de Uso de Generalización:</text:p>
          </table:table-cell>
        </table:table-row>
        <table:table-row table:style-name="TableRow114">
          <table:table-cell table:style-name="TableCell115">
            <text:p text:style-name="P116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C_NormalAzul" style:display-name="UC_NormalAzul" style:family="paragraph" style:parent-style-name="Standard">
      <style:text-properties style:font-name="Book Antiqua" style:font-name-asian="Book Antiqua" style:font-name-complex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NormalAzulCar" style:display-name="UC_NormalAzul Car" style:family="text" style:parent-style-name="Fuentedepárrafopredeter.">
      <style:text-properties style:font-name="Book Antiqua" style:font-name-asian="Book Antiqua" style:font-name-complex="Book Antiqua" fo:color="#0000FF" fo:font-size="12pt" style:font-size-asian="12pt" style:font-size-complex="12pt" fo:language="es" fo:country="ES" style:language-complex="ar" style:country-complex="SA"/>
    </style:style>
    <style:style style:name="WW8Num8z0" style:display-name="WW8Num8z0" style:family="text">
      <style:text-properties fo:font-weight="bold" style:font-weight-asian="bold" fo:font-style="normal" style:font-style-asian="normal"/>
    </style: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2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risthian Caballero Gini</dc:creator>
    <meta:creation-date>2014-03-14T14:13:00Z</meta:creation-date>
    <dc:date>2014-03-17T00:44:00Z</dc:date>
    <meta:template xlink:href="Normal" xlink:type="simple"/>
    <meta:editing-cycles>3</meta:editing-cycles>
    <meta:editing-duration>PT660S</meta:editing-duration>
    <meta:document-statistic meta:page-count="1" meta:paragraph-count="2" meta:word-count="227" meta:character-count="1476" meta:row-count="10" meta:non-whitespace-character-count="1251"/>
  </office:meta>
</office:document-meta>
</file>